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ubtitle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margin-left="0cm" fo:margin-right="0cm" fo:line-height="115%" fo:text-align="justify" style:justify-single-word="false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line-height="115%" fo:text-align="justify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8" style:family="paragraph" style:parent-style-name="Title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style:font-name="Times New Roman" style:font-name-asian="Times New Roman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h.b8vpb6fgeuqi"/><text:tab/>Sztuka Przetrwania</text:p>
      <text:p text:style-name="P1"><text:bookmark text:name="h.u0g4xjnwwqrd"/>Do wszystkich potencjalnych zdobywców Mount Everestu</text:p>
      <text:p text:style-name="P2"/>
      <text:p text:style-name="P3"><text:span text:style-name="T1">Może nawet kiedyś minąłeś w sieci bądź w innym autobusie, wydawałoby się, zupełnie zwykłych użytkowników życia, czerpiących lekką ręką z proponowanych przez świat uciech cielesnych, takich jak jedzenie bądź (o zgrozo!) picie. Jednakże niech nie zmyli Cię, drogi czytelniku, ich wcale powszechna aparycja – są to ludzie żyjący marzeniem, do którego zmierzają, systematycznie rzucając sobie kłody pod nogi. Ich idiotyczne ego jest tak cholernie daleko, że wzrokiem go nie obejmiesz, albowiem żyją tylko jedną myślą – być jak Napoleon, Che Guevarra czy inny Stalin (albo przynajmniej Banksy), ogarnąć świat(opogląd) rewolucją. Poświęcają się całkowicie procesowi twórczemu, który polega głównie na narzekaniu, jacy są żałośni w porównaniu do innych (rzecz jasna – jeszcze bardziej żałosnych w porównaniu do czegokolwiek) twórców. </text:span></text:p>
      <text:p text:style-name="P4"/>
      <text:p text:style-name="P5"><text:span text:style-name="T1">Drapiąc się po głowie, mogę zapytać tylko o jedno – jak do cholery ktoś może zrobić rewolucję w sztuce i stworzyć arcydzieło, pisząc o KOLOROWYCH, PASTELOWYCH KONIKACH?</text:span></text:p>
      <text:p text:style-name="P7"/>
      <text:p text:style-name="P5"><text:span text:style-name="T1">I cieszę się, że wysoko mierzą, ale radość przyćmiewa drobny, drobniutki, nieistotny fakt – osoby te uparły się, iż nic nie potrafią, o czym często i głośno zapewniają cały świat w ogólności, robiąc to z wdziękiem kotki z rują, która postanowiła dokonać prezentacji swego wokalu vis a vis twojego ucha o trzeciej nad ranem. Poza ambicjami wysokimi jak Himalaje wyróżniają się także samooceną znajdującą się tak nisko, że nie jest już na dnie – ona przeszła znacznie niżej i zaczęła pukać od spodu, zakłócając spokój artystom pięciorzędnym, zajętych szlifowaniem bezbłędnego podpisu (a jak zaświadczy znany mi korektor, wielu z nich dochodzi do tej sztuki dopiero po wielu latach prób i wyrzeczeń). Mało, że artysta narzeka i ma małą wiarę w siebie – często posuwa się do tego, by pochwały i komentarze uznawać za kolejny powód do załamywania się, zamykając się w swoim małym świecie pełnym niespełnionych ambicji, symbolizmu, motywów w sztuce, głębokości i kolorowych koni. Żeby było zabawniej – gdyby nie własny murek stworzony z zawiedzionych marzeń, spokojnie mogliby aspirować do zdobycia swojego mitycznego Mount Everestu.</text:span></text:p>
      <text:p text:style-name="P7"/>
      <text:p text:style-name="P5"><text:span text:style-name="T1">Do czegóż dążę?</text:span></text:p>
      <text:p text:style-name="P6"/>
      <text:p text:style-name="P5"><text:span text:style-name="T1">Artysto drogi! Pamiętaj, że nawet będąc twórcą pokroju największych szych polskiego pisarstwa, zarobisz na tym co najwyżej psi swąd – chyba że będziesz pisał szybko, byle jak i masowo (w końcu płacą od książki). Zatem jedynym, co ci pozostaje, to trzasnąć się porządnie w łeb, przestać wkurzać wszystkich swoim jojczeniem, zakasać rękawy i wziąć się do uczciwej pracy, która prawie na pewno przyniesie owoce.</text:span></text:p>
      <text:p text:style-name="P6"/>
      <text:p text:style-name="P5"><text:span text:style-name="T1">Czego wam jak najbardziej życzę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Windows_x86 LibreOffice_project/edfb5295ba211bd31ad47d0bad0118690f76407d</meta:generator>
    <dc:title/>
    <meta:initial-creator/>
    <meta:editing-cycles>2</meta:editing-cycles>
    <dc:date>2014-11-06T22:32:25.764000000</dc:date>
    <meta:editing-duration>PT13M10S</meta:editing-duration>
    <meta:document-statistic meta:table-count="0" meta:image-count="0" meta:object-count="0" meta:page-count="1" meta:paragraph-count="8" meta:word-count="392" meta:character-count="2648" meta:non-whitespace-character-count="2253"/>
  </office:meta>
</office:document-meta>
</file>